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F0" style:family="paragraph">
      <style:paragraph-properties fo:widows="2" fo:orphans="2" fo:break-before="page" style:punctuation-wrap="hanging" style:vertical-align="auto" style:page-number="1"/>
      <style:text-properties style:font-name="Courier New" style:font-name-complex="Courier New" style:letter-kerning="false" fo:hyphenate="true"/>
    </style:style>
    <style:style style:name="P4" style:parent-style-name="Normal" style:family="paragraph">
      <style:paragraph-properties fo:widows="2" fo:orphans="2" style:punctuation-wrap="hanging" style:vertical-align="auto"/>
      <style:text-properties style:font-name="Courier New" style:font-name-complex="Courier New" style:letter-kerning="false" fo:language="fr" fo:country="FR" fo:hyphenate="true"/>
    </style:style>
    <style:style style:name="P5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6" style:parent-style-name="Policepardéfaut" style:family="text">
      <style:text-properties style:font-name="Courier New" style:font-name-complex="Courier New" fo:font-weight="bold" style:font-weight-asian="bold" style:font-weight-complex="bold" style:letter-kerning="false" style:text-underline-type="single" style:text-underline-style="solid" style:text-underline-width="auto" style:text-underline-mode="continuous" fo:language="fr" fo:country="FR"/>
    </style:style>
    <style:style style:name="P7" style:parent-style-name="Normal" style:family="paragraph">
      <style:paragraph-properties fo:widows="2" fo:orphans="2" style:punctuation-wrap="hanging" style:vertical-align="auto"/>
      <style:text-properties style:font-name="Courier New" style:font-name-complex="Courier New" style:letter-kerning="false" fo:language="fr" fo:country="FR" fo:hyphenate="true"/>
    </style:style>
    <style:style style:name="P8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9" style:parent-style-name="Policepardéfaut" style:family="text">
      <style:text-properties style:font-name="Courier New" style:font-name-complex="Courier New" style:letter-kerning="false" fo:language="fr" fo:country="FR"/>
    </style:style>
    <style:style style:name="T10" style:parent-style-name="Policepardéfaut" style:family="text">
      <style:text-properties style:font-name="Courier New" style:font-name-complex="Courier New" fo:font-weight="bold" style:font-weight-asian="bold" style:font-weight-complex="bold" style:letter-kerning="false" fo:language="fr" fo:country="FR"/>
    </style:style>
    <style:style style:name="P11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12" style:parent-style-name="Policepardéfaut" style:family="text">
      <style:text-properties style:font-name="Courier New" style:font-name-complex="Courier New" style:letter-kerning="false" fo:language="fr" fo:country="FR"/>
    </style:style>
    <style:style style:name="T13" style:parent-style-name="Policepardéfaut" style:family="text">
      <style:text-properties style:font-name="Courier New" style:font-name-complex="Courier New" fo:font-weight="bold" style:font-weight-asian="bold" style:font-weight-complex="bold" style:letter-kerning="false" fo:language="fr" fo:country="FR"/>
    </style:style>
    <style:style style:name="P14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15" style:parent-style-name="Policepardéfaut" style:family="text">
      <style:text-properties style:font-name="Courier New" style:font-name-complex="Courier New" style:letter-kerning="false" fo:language="fr" fo:country="FR"/>
    </style:style>
    <style:style style:name="T16" style:parent-style-name="Policepardéfaut" style:family="text">
      <style:text-properties style:font-name="Courier New" style:font-name-complex="Courier New" fo:font-weight="bold" style:font-weight-asian="bold" style:font-weight-complex="bold" style:letter-kerning="false" fo:language="fr" fo:country="FR"/>
    </style:style>
    <style:style style:name="P17" style:parent-style-name="Normal" style:family="paragraph">
      <style:paragraph-properties fo:widows="2" fo:orphans="2" style:punctuation-wrap="hanging" style:vertical-align="auto"/>
      <style:text-properties style:font-name="Courier New" style:font-name-complex="Courier New" style:letter-kerning="false" fo:language="fr" fo:country="FR" fo:hyphenate="true"/>
    </style:style>
    <style:style style:name="P18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19" style:parent-style-name="Policepardéfaut" style:family="text">
      <style:text-properties style:font-name="Courier New" style:font-name-complex="Courier New" style:letter-kerning="false" fo:language="fr" fo:country="FR"/>
    </style:style>
    <style:style style:name="T20" style:parent-style-name="Policepardéfaut" style:family="text">
      <style:text-properties style:font-name="Courier New" style:font-name-complex="Courier New" fo:font-weight="bold" style:font-weight-asian="bold" style:font-weight-complex="bold" style:letter-kerning="false" fo:language="fr" fo:country="FR"/>
    </style:style>
    <style:style style:name="P21" style:parent-style-name="Normal" style:family="paragraph">
      <style:paragraph-properties fo:widows="2" fo:orphans="2" style:punctuation-wrap="hanging" style:vertical-align="auto"/>
      <style:text-properties style:font-name="Courier New" style:font-name-complex="Courier New" style:letter-kerning="false" fo:language="fr" fo:country="FR" fo:hyphenate="true"/>
    </style:style>
    <style:style style:name="P22" style:parent-style-name="Normal" style:family="paragraph">
      <style:paragraph-properties fo:widows="2" fo:orphans="2" style:punctuation-wrap="hanging" style:vertical-align="auto"/>
      <style:text-properties style:font-name="Courier New" style:font-name-complex="Courier New" style:letter-kerning="false" fo:language="fr" fo:country="FR" fo:hyphenate="true"/>
    </style:style>
    <style:style style:name="P23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24" style:parent-style-name="Policepardéfaut" style:family="text">
      <style:text-properties style:font-name="Courier New" style:font-name-complex="Courier New" style:letter-kerning="false" fo:language="fr" fo:country="FR"/>
    </style:style>
    <style:style style:name="T25" style:parent-style-name="Policepardéfaut" style:family="text">
      <style:text-properties style:font-name="Courier New" style:font-name-complex="Courier New" fo:font-weight="bold" style:font-weight-asian="bold" style:font-weight-complex="bold" style:letter-kerning="false" fo:language="fr" fo:country="FR"/>
    </style:style>
    <style:style style:name="P26" style:parent-style-name="Normal" style:family="paragraph">
      <style:paragraph-properties fo:widows="2" fo:orphans="2" style:punctuation-wrap="hanging" style:vertical-align="auto"/>
      <style:text-properties style:font-name="Courier New" style:font-name-complex="Courier New" style:letter-kerning="false" fo:language="fr" fo:country="FR" fo:hyphenate="true"/>
    </style:style>
    <style:style style:name="P27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28" style:parent-style-name="Policepardéfaut" style:family="text">
      <style:text-properties style:font-name="Courier New" style:font-name-complex="Courier New" style:letter-kerning="false" fo:language="fr" fo:country="FR"/>
    </style:style>
    <style:style style:name="T29" style:parent-style-name="Policepardéfaut" style:family="text">
      <style:text-properties style:font-name="Courier New" style:font-name-complex="Courier New" fo:color="#004DBB" style:letter-kerning="false" style:text-underline-type="single" style:text-underline-style="solid" style:text-underline-width="auto" style:text-underline-mode="continuous" fo:language="fr" fo:country="FR"/>
    </style:style>
    <style:style style:name="P30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31" style:parent-style-name="Policepardéfaut" style:family="text">
      <style:text-properties style:font-name="Courier New" style:font-name-complex="Courier New" style:letter-kerning="false" fo:language="fr" fo:country="FR"/>
    </style:style>
    <style:style style:name="T32" style:parent-style-name="Policepardéfaut" style:family="text">
      <style:text-properties style:font-name="Courier New" style:font-name-complex="Courier New" fo:font-weight="bold" style:font-weight-asian="bold" style:font-weight-complex="bold" style:letter-kerning="false" fo:language="fr" fo:country="FR"/>
    </style:style>
    <style:style style:name="P33" style:parent-style-name="Normal" style:family="paragraph">
      <style:paragraph-properties fo:widows="2" fo:orphans="2" style:punctuation-wrap="hanging" style:vertical-align="auto"/>
      <style:text-properties style:font-name="Courier New" style:font-name-complex="Courier New" style:letter-kerning="false" fo:language="fr" fo:country="FR" fo:hyphenate="true"/>
    </style:style>
    <style:style style:name="P34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35" style:parent-style-name="Policepardéfaut" style:family="text">
      <style:text-properties style:font-name="Courier New" style:font-name-complex="Courier New" fo:font-weight="bold" style:font-weight-asian="bold" style:font-weight-complex="bold" style:letter-kerning="false" style:text-underline-type="single" style:text-underline-style="solid" style:text-underline-width="auto" style:text-underline-mode="continuous" fo:language="fr" fo:country="FR"/>
    </style:style>
    <style:style style:name="P36" style:parent-style-name="Normal" style:family="paragraph">
      <style:paragraph-properties fo:widows="2" fo:orphans="2" style:punctuation-wrap="hanging" style:vertical-align="auto"/>
      <style:text-properties style:font-name="Courier New" style:font-name-complex="Courier New" style:letter-kerning="false" fo:language="fr" fo:country="FR" fo:hyphenate="true"/>
    </style:style>
    <style:style style:name="P37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38" style:parent-style-name="Policepardéfaut" style:family="text">
      <style:text-properties style:font-name="Courier New" style:font-name-complex="Courier New" style:letter-kerning="false" fo:language="fr" fo:country="FR"/>
    </style:style>
    <style:style style:name="T39" style:parent-style-name="Policepardéfaut" style:family="text">
      <style:text-properties style:font-name="Courier New" style:font-name-complex="Courier New" fo:font-weight="bold" style:font-weight-asian="bold" style:font-weight-complex="bold" style:letter-kerning="false" fo:language="fr" fo:country="FR"/>
    </style:style>
    <style:style style:name="P40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41" style:parent-style-name="Policepardéfaut" style:family="text">
      <style:text-properties style:font-name="Courier New" style:font-name-complex="Courier New" style:letter-kerning="false" fo:language="fr" fo:country="FR"/>
    </style:style>
    <style:style style:name="T42" style:parent-style-name="Policepardéfaut" style:family="text">
      <style:text-properties style:font-name="Courier New" style:font-name-complex="Courier New" fo:font-weight="bold" style:font-weight-asian="bold" style:font-weight-complex="bold" style:letter-kerning="false" fo:language="fr" fo:country="FR"/>
    </style:style>
    <style:style style:name="P43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44" style:parent-style-name="Policepardéfaut" style:family="text">
      <style:text-properties style:font-name="Courier New" style:font-name-complex="Courier New" style:letter-kerning="false" fo:language="fr" fo:country="FR"/>
    </style:style>
    <style:style style:name="T45" style:parent-style-name="Policepardéfaut" style:family="text">
      <style:text-properties style:font-name="Courier New" style:font-name-complex="Courier New" fo:font-weight="bold" style:font-weight-asian="bold" style:font-weight-complex="bold" style:letter-kerning="false" fo:language="fr" fo:country="FR"/>
    </style:style>
    <style:style style:name="P46" style:parent-style-name="Normal" style:family="paragraph">
      <style:paragraph-properties fo:widows="2" fo:orphans="2" style:punctuation-wrap="hanging" style:vertical-align="auto"/>
      <style:text-properties style:font-name="Courier New" style:font-name-complex="Courier New" style:letter-kerning="false" fo:language="fr" fo:country="FR" fo:hyphenate="true"/>
    </style:style>
    <style:style style:name="P47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48" style:parent-style-name="Policepardéfaut" style:family="text">
      <style:text-properties style:font-name="Courier New" style:font-name-complex="Courier New" style:letter-kerning="false" fo:language="fr" fo:country="FR"/>
    </style:style>
    <style:style style:name="T49" style:parent-style-name="Policepardéfaut" style:family="text">
      <style:text-properties style:font-name="Courier New" style:font-name-complex="Courier New" fo:font-weight="bold" style:font-weight-asian="bold" style:font-weight-complex="bold" style:letter-kerning="false" fo:language="fr" fo:country="FR"/>
    </style:style>
    <style:style style:name="P50" style:parent-style-name="Normal" style:family="paragraph">
      <style:paragraph-properties fo:widows="2" fo:orphans="2" style:punctuation-wrap="hanging" style:vertical-align="auto"/>
      <style:text-properties style:font-name="Courier New" style:font-name-complex="Courier New" style:letter-kerning="false" fo:language="fr" fo:country="FR" fo:hyphenate="true"/>
    </style:style>
    <style:style style:name="P51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52" style:parent-style-name="Policepardéfaut" style:family="text">
      <style:text-properties style:font-name="Courier New" style:font-name-complex="Courier New" style:letter-kerning="false" fo:language="fr" fo:country="FR"/>
    </style:style>
    <style:style style:name="T53" style:parent-style-name="Policepardéfaut" style:family="text">
      <style:text-properties style:font-name="Courier New" style:font-name-complex="Courier New" fo:font-weight="bold" style:font-weight-asian="bold" style:font-weight-complex="bold" style:letter-kerning="false" fo:language="fr" fo:country="FR"/>
    </style:style>
    <style:style style:name="P54" style:parent-style-name="Normal" style:family="paragraph">
      <style:paragraph-properties fo:widows="2" fo:orphans="2" style:punctuation-wrap="hanging" style:vertical-align="auto"/>
      <style:text-properties style:font-name="Courier New" style:font-name-complex="Courier New" style:letter-kerning="false" fo:language="fr" fo:country="FR" fo:hyphenate="true"/>
    </style:style>
    <style:style style:name="P55" style:parent-style-name="Normal" style:family="paragraph">
      <style:paragraph-properties fo:widows="2" fo:orphans="2" style:punctuation-wrap="hanging" style:vertical-align="auto"/>
      <style:text-properties style:font-name="Courier New" style:font-name-complex="Courier New" style:letter-kerning="false" fo:language="fr" fo:country="FR" fo:hyphenate="true"/>
    </style:style>
    <style:style style:name="P56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57" style:parent-style-name="Policepardéfaut" style:family="text">
      <style:text-properties style:font-name="Courier New" style:font-name-complex="Courier New" style:letter-kerning="false" fo:language="fr" fo:country="FR"/>
    </style:style>
    <style:style style:name="T58" style:parent-style-name="Policepardéfaut" style:family="text">
      <style:text-properties style:font-name="Courier New" style:font-name-complex="Courier New" fo:color="#004DBB" style:letter-kerning="false" style:text-underline-type="single" style:text-underline-style="solid" style:text-underline-width="auto" style:text-underline-mode="continuous" fo:language="fr" fo:country="FR"/>
    </style:style>
    <style:style style:name="P59" style:parent-style-name="Normal" style:family="paragraph">
      <style:paragraph-properties fo:widows="2" fo:orphans="2" style:punctuation-wrap="hanging" style:vertical-align="auto"/>
      <style:text-properties fo:hyphenate="true"/>
    </style:style>
    <style:style style:name="T60" style:parent-style-name="Policepardéfaut" style:family="text">
      <style:text-properties style:font-name="Courier New" style:font-name-complex="Courier New" style:letter-kerning="false" fo:language="fr" fo:country="FR"/>
    </style:style>
    <style:style style:name="T61" style:parent-style-name="Policepardéfaut" style:family="text">
      <style:text-properties style:font-name="Courier New" style:font-name-complex="Courier New" fo:font-weight="bold" style:font-weight-asian="bold" style:font-weight-complex="bold" style:letter-kerning="false" fo:language="fr" fo:country="FR"/>
    </style:style>
    <style:style style:name="P62" style:parent-style-name="Normal" style:family="paragraph">
      <style:paragraph-properties fo:widows="2" fo:orphans="2" style:punctuation-wrap="hanging" style:vertical-align="auto"/>
      <style:text-properties style:font-name="Courier New" style:font-name-complex="Courier New" style:letter-kerning="false" fo:language="fr" fo:country="FR" fo:hyphenate="true"/>
    </style:style>
    <style:style style:name="P63" style:parent-style-name="Normal" style:family="paragraph">
      <style:paragraph-properties fo:text-align="justify" fo:margin-bottom="0.1111in" fo:line-height="115%"/>
      <style:text-properties fo:language="fr" fo:country="FR"/>
    </style:style>
  </office:automatic-styles>
  <office:body>
    <office:text text:use-soft-page-breaks="true">
      <text:p text:style-name="P1"># internship</text:p>
      <text:p text:style-name="P4">--Actualisation de la base de données précarité numérique<text:s/></text:p>
      <text:p text:style-name="P5"><text:span text:style-name="T6">Pour les départements:</text:span></text:p>
      <text:p text:style-name="P7">1-changer les noms des colonnes comme suit :</text:p>
      <text:p text:style-name="P8"><text:span text:style-name="T9">*Code devient<text:s/></text:span><text:span text:style-name="T10">Code_departement</text:span></text:p>
      <text:p text:style-name="P11"><text:span text:style-name="T12">*Libellé devient<text:s/></text:span><text:span text:style-name="T13">NomDepartement</text:span></text:p>
      <text:p text:style-name="P14"><text:span text:style-name="T15">*Part des non ou peu diplômés dans la pop. non scolarisée de 15 ans ou + 2017 devient<text:s/></text:span><text:span text:style-name="T16">PeuNonDiplomes</text:span></text:p>
      <text:p text:style-name="P17">*Part des pers. âgées de 65 ans ou + 2017 devient Age</text:p>
      <text:p text:style-name="P18"><text:span text:style-name="T19">*Taux de pauvreté 2017 devient<text:s/></text:span><text:span text:style-name="T20">Taux_pauvrete</text:span></text:p>
      <text:p text:style-name="P21">*Part des ménages d'une pers. 2017 devient Menageisolee</text:p>
      <text:p text:style-name="P22">*Part des jeunes de 18 à 25 ans non inséré devient Neets</text:p>
      <text:p text:style-name="P23"><text:span text:style-name="T24">*Indicateur de précarité numérique devient<text:s/></text:span><text:span text:style-name="T25">Indicateur_Precarite_departement</text:span></text:p>
      <text:p text:style-name="P26">2-supprimer les autres feuilles et laisser que la feuille Data</text:p>
      <text:p text:style-name="P27"><text:span text:style-name="T28">3-convertir le fichier en csv sur le site:</text:span><text:span text:style-name="T29">https://convertio.co/xls-csv/</text:span></text:p>
      <text:p text:style-name="P30"><text:span text:style-name="T31">4-renommer le fichier<text:s/></text:span><text:span text:style-name="T32">Besoins-par-Departement</text:span></text:p>
      <text:p text:style-name="P33">5-mettre le fichier dans internship/public/data</text:p>
      <text:p text:style-name="P34"><text:span text:style-name="T35">Pour les communes :</text:span></text:p>
      <text:p text:style-name="P36">1-changer les noms des colonnes comme suit :</text:p>
      <text:p text:style-name="P37"><text:span text:style-name="T38">*Code commune Insee devient<text:s/></text:span><text:span text:style-name="T39">Code_Insee</text:span></text:p>
      <text:p text:style-name="P40"><text:span text:style-name="T41">*Nom de la commune devient<text:s/></text:span><text:span text:style-name="T42">NomCommune</text:span></text:p>
      <text:p text:style-name="P43"><text:span text:style-name="T44">*Part des non ou peu diplômés dans la pop. non scolarisée de 15 ans ou + 2017 devient devient devient<text:s/></text:span><text:span text:style-name="T45">PeuNonDiplomes</text:span></text:p>
      <text:p text:style-name="P46">*Part des pers. âgées de 65 ans ou + 2017 devient Age</text:p>
      <text:p text:style-name="P47"><text:span text:style-name="T48">*Taux de pauvreté 2017 devient<text:s/></text:span><text:span text:style-name="T49">Taux_pauvrete</text:span></text:p>
      <text:p text:style-name="P50">*Part des ménages d'une pers. 2017 devient Menageisolee</text:p>
      <text:p text:style-name="P51"><text:span text:style-name="T52">*Indicateur de précarité numérique devient<text:s/></text:span><text:span text:style-name="T53">Indicateur_Precarite</text:span></text:p>
      <text:p text:style-name="P54">2-mettre les codes communes qui ont 4 nombres sous format zip code sous excel (exemple 1001 devient 01001)</text:p>
      <text:p text:style-name="P55">3-supprimer les autres feuilles et laisser que la feuille Data</text:p>
      <text:p text:style-name="P56"><text:span text:style-name="T57">4-convertir le fichier en csv sur le site:</text:span><text:span text:style-name="T58">https://convertio.co/xls-csv/</text:span></text:p>
      <text:p text:style-name="P59"><text:span text:style-name="T60">5-renommer le fichier<text:s/></text:span><text:span text:style-name="T61">Besoins-par-Commune</text:span></text:p>
      <text:p text:style-name="P62">6-mettre le fichier dans internship/public/data</text:p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widows="2" fo:orphans="2" style:punctuation-wrap="hanging" style:text-autospace="ideograph-alpha" style:vertical-align="auto"/>
      <style:text-properties style:letter-kerning="false" fo:hyphenate="tru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marquage" style:display-name="marquage" style:family="text" style:parent-style-name="Policepardéfaut"/>
    <style:style style:name="Numérodeligne" style:display-name="Numéro de ligne" style:family="text" style:parent-style-name="Policepardéfaut"/>
    <style:style style:name="Notedefin" style:display-name="Note de fin" style:family="paragraph" style:parent-style-name="Normal"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3.6%"/>
    </style:style>
    <style:style style:name="Default" style:display-name="Default" style:family="paragraph">
      <style:paragraph-properties fo:widows="2" fo:orphans="2" style:punctuation-wrap="hanging" style:vertical-align="auto"/>
      <style:text-properties style:font-name-complex="Calibri" fo:color="#000000" style:letter-kerning="false" fo:font-size="12pt" style:font-size-asian="12pt" style:font-size-complex="12pt" fo:hyphenate="true"/>
    </style:style>
    <style:style style:name="Notedebasdepage" style:display-name="Note de bas de page" style:family="paragraph" style:parent-style-name="Normal">
      <style:text-properties fo:font-size="10pt" style:font-size-asian="10pt" style:font-size-complex="10pt" fo:hyphenate="false"/>
    </style:style>
    <style:style style:name="NotedebasdepageCar" style:display-name="Note de bas de page Car" style:family="text" style:parent-style-name="Policepardéfaut">
      <style:text-properties fo:font-size="10pt" style:font-size-asian="10pt" style:font-size-complex="10pt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authorsign-label" style:display-name="authorsign-label" style:family="text" style:parent-style-name="Policepardéfaut"/>
    <style:style style:name="author-profile" style:display-name="author-profile" style:family="text" style:parent-style-name="Policepardéfaut"/>
    <style:style style:name="title-content" style:display-name="title-content" style:family="text" style:parent-style-name="Policepardéfaut"/>
    <style:style style:name="articleheader-author" style:display-name="articleheader-author" style:family="text" style:parent-style-name="Policepardéfaut"/>
    <style:style style:name="posted_by_spanblock" style:display-name="posted_by_spanblock" style:family="text" style:parent-style-name="Policepardéfaut"/>
    <style:style style:name="Date1" style:display-name="Date1" style:family="text" style:parent-style-name="Policepardéfaut"/>
    <style:style style:name="uppercase" style:display-name="uppercase" style:family="text" style:parent-style-name="Policepardéfaut"/>
    <style:style style:name="grammar" style:display-name="grammar" style:family="text" style:parent-style-name="Policepardéfaut"/>
    <style:style style:name="meta__date" style:display-name="meta__date" style:family="text" style:parent-style-name="Policepardéfaut"/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-tête"><draw:frame draw:z-index="251659264" draw:style-name="a0" draw:name="images1" text:anchor-type="paragraph" svg:x="0.1043in" svg:y="0.0327in" svg:width="1.4591in" svg:height="0.4673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2"><text:span text:style-name="T3"><text:page-number text:fixed="false">2</text:page-number></text:span></text:p>
        <text:p text:style-name="Pieddepag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hakima.abouhssouss.97@gmail.com</dc:creator>
    <meta:creation-date>2020-05-12T10:01:00Z</meta:creation-date>
    <dc:date>2020-09-18T09:14:00Z</dc:date>
    <meta:print-date>2020-05-30T17:01:00Z</meta:print-date>
    <meta:template xlink:href="Normal" xlink:type="simple"/>
    <meta:editing-cycles>320</meta:editing-cycles>
    <meta:editing-duration>PT587400S</meta:editing-duration>
    <meta:document-statistic meta:page-count="1" meta:paragraph-count="3" meta:word-count="243" meta:character-count="1629" meta:row-count="11" meta:non-whitespace-character-count="1389"/>
  </office:meta>
</office:document-meta>
</file>